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CDE12B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end" style:justify-single-word="false" fo:text-indent="-19.98mm" style:auto-text-indent="false"/>
    </style:style>
    <style:style style:name="P2" style:family="paragraph" style:parent-style-name="Normale">
      <style:paragraph-properties fo:orphans="0" fo:widows="0" fo:break-before="page"/>
      <style:text-properties fo:color="#ff0000" loext:opacity="100%" fo:font-size="14pt" fo:language="it" fo:country="IT" fo:font-weight="bold" style:font-size-asian="14pt" style:font-weight-asian="bold" style:font-size-complex="14pt"/>
    </style:style>
    <style:style style:name="P3" style:family="paragraph" style:parent-style-name="Normale">
      <style:paragraph-properties fo:orphans="0" fo:widows="0"/>
      <style:text-properties fo:color="#ff0000" loext:opacity="100%" fo:font-size="14pt" fo:language="it" fo:country="IT" fo:font-weight="bold" style:font-size-asian="14pt" style:font-weight-asian="bold" style:font-size-complex="14pt"/>
    </style:style>
    <style:style style:name="P4" style:family="paragraph" style:parent-style-name="Standard">
      <style:text-properties fo:font-size="12pt" fo:language="it" fo:country="IT" style:font-size-asian="12pt" style:font-size-complex="12pt"/>
    </style:style>
    <style:style style:name="P5" style:family="paragraph" style:parent-style-name="Standard">
      <style:text-properties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6" style:family="paragraph" style:parent-style-name="Standard">
      <style:text-properties fo:font-size="12pt" fo:language="it" fo:country="IT" fo:font-weight="bold" style:font-size-asian="12pt" style:font-weight-asian="bold" style:font-size-complex="12pt"/>
    </style:style>
    <style:style style:name="P7" style:family="paragraph" style:parent-style-name="Standard" style:list-style-name="WWNum8">
      <style:text-properties fo:font-size="12pt" fo:language="it" fo:country="IT" style:font-size-asian="12pt" style:font-size-complex="12pt"/>
    </style:style>
    <style:style style:name="P8" style:family="paragraph" style:parent-style-name="Standard" style:list-style-name="WWNum13">
      <style:text-properties fo:font-size="12pt" fo:language="it" fo:country="IT" style:font-size-asian="12pt" style:font-size-complex="12pt"/>
    </style:style>
    <style:style style:name="P9" style:family="paragraph" style:parent-style-name="Standard" style:list-style-name="WWNum11">
      <style:text-properties fo:font-size="12pt" fo:language="it" fo:country="IT" style:font-size-asian="12pt" style:font-size-complex="12pt"/>
    </style:style>
    <style:style style:name="P10" style:family="paragraph" style:parent-style-name="Standard" style:list-style-name="WWNum12">
      <style:text-properties fo:font-size="12pt" fo:language="it" fo:country="IT" style:font-size-asian="12pt" style:font-size-complex="12pt"/>
    </style:style>
    <style:style style:name="P11" style:family="paragraph" style:parent-style-name="Standard" style:list-style-name="WWNum14">
      <style:text-properties fo:font-size="12pt" fo:language="it" fo:country="IT" style:font-size-asian="12pt" style:font-size-complex="12pt"/>
    </style:style>
    <style:style style:name="P12" style:family="paragraph" style:parent-style-name="Standard" style:list-style-name="WWNum10">
      <style:text-properties fo:font-size="12pt" fo:language="it" fo:country="IT" style:font-size-asian="12pt" style:font-size-complex="12pt"/>
    </style:style>
    <style:style style:name="P13" style:family="paragraph" style:parent-style-name="Standard" style:list-style-name="WWNum6">
      <style:text-properties fo:font-size="12pt" fo:language="it" fo:country="IT" style:font-size-asian="12pt" style:font-size-complex="12pt"/>
    </style:style>
    <style:style style:name="P14" style:family="paragraph" style:parent-style-name="Standard" style:list-style-name="WWNum9">
      <style:text-properties fo:font-size="12pt" fo:language="it" fo:country="IT" style:font-size-asian="12pt" style:font-size-complex="12pt"/>
    </style:style>
    <style:style style:name="P15" style:family="paragraph" style:parent-style-name="Standard" style:list-style-name="WWNum7">
      <style:text-properties fo:font-size="12pt" fo:language="it" fo:country="IT" style:font-size-asian="12pt" style:font-size-complex="12pt"/>
    </style:style>
    <style:style style:name="P16" style:family="paragraph" style:parent-style-name="Standard" style:list-style-name="WWNum2">
      <style:text-properties fo:font-size="12pt" fo:language="it" fo:country="IT" style:font-size-asian="12pt" style:font-size-complex="12pt"/>
    </style:style>
    <style:style style:name="P17" style:family="paragraph" style:parent-style-name="Standard" style:list-style-name="WWNum3">
      <style:text-properties fo:font-size="12pt" fo:language="it" fo:country="IT" style:font-size-asian="12pt" style:font-size-complex="12pt"/>
    </style:style>
    <style:style style:name="P18" style:family="paragraph" style:parent-style-name="Standard" style:list-style-name="WWNum4">
      <style:text-properties fo:font-size="12pt" fo:language="it" fo:country="IT" style:font-size-asian="12pt" style:font-size-complex="12pt"/>
    </style:style>
    <style:style style:name="P19" style:family="paragraph" style:parent-style-name="Standard" style:list-style-name="WWNum1">
      <style:text-properties fo:font-size="12pt" fo:language="it" fo:country="IT" style:font-size-asian="12pt" style:font-size-complex="12pt"/>
    </style:style>
    <style:style style:name="P20" style:family="paragraph" style:parent-style-name="Standard" style:list-style-name="WWNum5">
      <style:text-properties fo:font-size="12pt" fo:language="it" fo:country="IT" style:font-size-asian="12pt" style:font-size-complex="12pt"/>
    </style:style>
    <style:style style:name="P21" style:family="paragraph" style:parent-style-name="Standard">
      <style:text-properties fo:font-size="12pt" fo:language="it" fo:country="IT" style:font-size-asian="12pt" style:font-size-complex="12pt"/>
    </style:style>
    <style:style style:name="P22" style:family="paragraph" style:parent-style-name="Standard" style:list-style-name="WWNum8"/>
    <style:style style:name="P23" style:family="paragraph" style:parent-style-name="Standard" style:list-style-name="WWNum12"/>
    <style:style style:name="P24" style:family="paragraph" style:parent-style-name="Standard" style:list-style-name="L1"/>
    <style:style style:name="P25" style:family="paragraph" style:parent-style-name="Standard" style:master-page-name="MP0">
      <style:paragraph-properties style:page-number="1" fo:break-before="page"/>
    </style:style>
    <style:style style:name="P26" style:family="paragraph" style:parent-style-name="Standard">
      <style:paragraph-properties fo:break-before="page"/>
    </style:style>
    <style:style style:name="T1" style:family="text">
      <style:text-properties fo:color="#3c78d8" loext:opacity="100%" fo:font-size="12pt" fo:language="it" fo:country="IT" fo:font-weight="bold" style:font-size-asian="12pt" style:font-weight-asian="bold" style:font-size-complex="12pt"/>
    </style:style>
    <style:style style:name="T2" style:family="text">
      <style:text-properties fo:color="#3c78d8" loext:opacity="100%"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3" style:family="text">
      <style:text-properties fo:color="#674ea7" loext:opacity="100%" fo:font-size="12pt" fo:language="it" fo:country="IT" fo:font-weight="bold" style:font-size-asian="12pt" style:font-weight-asian="bold" style:font-size-complex="12pt"/>
    </style:style>
    <style:style style:name="T4" style:family="text">
      <style:text-properties fo:color="#674ea7" loext:opacity="100%" fo:font-size="12pt" fo:language="it" fo:country="IT" style:font-size-asian="12pt" style:font-size-complex="12pt"/>
    </style:style>
    <style:style style:name="T5" style:family="text">
      <style:text-properties fo:color="#674ea7" loext:opacity="100%"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6" style:family="text">
      <style:text-properties fo:color="#6aa84f" loext:opacity="100%" fo:font-size="12pt" fo:language="it" fo:country="IT" style:font-size-asian="12pt" style:font-size-complex="12pt"/>
    </style:style>
    <style:style style:name="T7" style:family="text">
      <style:text-properties fo:color="#e69138" loext:opacity="100%" fo:font-size="12pt" fo:language="it" fo:country="IT" fo:font-weight="bold" style:font-size-asian="12pt" style:font-weight-asian="bold" style:font-size-complex="12pt"/>
    </style:style>
    <style:style style:name="T8" style:family="text">
      <style:text-properties fo:font-size="12pt" fo:language="it" fo:country="IT" style:font-size-asian="12pt" style:font-size-complex="12pt"/>
    </style:style>
    <style:style style:name="T9" style:family="text">
      <style:text-properties fo:font-size="12pt" fo:language="it" fo:country="IT" officeooo:rsid="001a46e6" style:font-size-asian="12pt" style:font-size-complex="12pt"/>
    </style:style>
    <style:style style:name="T10" style:family="text">
      <style:text-properties fo:font-size="12pt" fo:language="it" fo:country="IT" officeooo:rsid="001d62b6" style:font-size-asian="12pt" style:font-size-complex="12pt"/>
    </style:style>
    <style:style style:name="T11" style:family="text">
      <style:text-properties fo:font-size="12pt" fo:language="it" fo:country="IT" fo:font-weight="bold" style:font-size-asian="12pt" style:font-weight-asian="bold" style:font-size-complex="12pt"/>
    </style:style>
    <style:style style:name="T12" style:family="text">
      <style:text-properties fo:font-size="12pt" fo:language="it" fo:country="IT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it" fo:country="IT" fo:font-style="italic" style:font-size-asian="12pt" style:font-style-asian="italic" style:font-size-complex="12pt"/>
    </style:style>
    <style:style style:name="T14" style:family="text">
      <style:text-properties fo:color="#ff0000" loext:opacity="100%" fo:font-size="14pt" fo:language="it" fo:country="IT" fo:font-weight="bold" style:font-size-asian="14pt" style:font-weight-asian="bold" style:font-size-complex="14pt"/>
    </style:style>
    <style:style style:name="T15" style:family="text">
      <style:text-properties fo:color="#4472c4" loext:opacity="100%" fo:font-size="12pt" fo:language="it" fo:country="IT" style:font-size-asian="12pt" style:font-size-complex="12pt"/>
    </style:style>
    <style:style style:name="T16" style:family="text">
      <style:text-properties officeooo:rsid="001d62b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Car._20_predefinito_20_paragrafo"><text:span text:style-name="T14">Caso d’uso R1: Prenotazione Risorse</text:span></text:span></text:p>
      <text:p text:style-name="P4"/>
      <text:p text:style-name="P4">Sistema: UniBook</text:p>
      <text:p text:style-name="P4">Livello: Obiettivo Utente.</text:p>
      <text:p text:style-name="P4">Attore primario: Utente (Professori, Studenti, Ricercatori).</text:p>
      <text:p text:style-name="Standard"><text:span text:style-name="Car._20_predefinito_20_paragrafo"><text:span text:style-name="T11">Stakeholders e interessati</text:span></text:span><text:span text:style-name="Car._20_predefinito_20_paragrafo"><text:span text:style-name="T8">:</text:span></text:span></text:p>
      <text:list text:style-name="WWNum8">
        <text:list-item>
          <text:p text:style-name="P7">Utente (generale): Richiede la possibilità di prenotare postazioni e servizi offerti dall’Università di Pavia da un’unica piattaforma.</text:p>
        </text:list-item>
        <text:list-item>
          <text:p text:style-name="P22"><text:span text:style-name="Car._20_predefinito_20_paragrafo"><text:span text:style-name="T8">Professori: Richiedono la possibilità di prenotare un intero laboratorio </text:span></text:span><text:span text:style-name="Car._20_predefinito_20_paragrafo"><text:span text:style-name="T13">nel caso in cui sono presenti altre prenotazioni create da parte di studenti, il professore ha la priorità.</text:span></text:span></text:p>
        </text:list-item>
      </text:list>
      <text:p text:style-name="P4"/>
      <text:p text:style-name="Standard"><text:span text:style-name="Car._20_predefinito_20_paragrafo"><text:span text:style-name="T11">Pre-condizioni</text:span></text:span><text:span text:style-name="Car._20_predefinito_20_paragrafo"><text:span text:style-name="T8">: Gli utenti devono essere identificati e autenticati</text:span></text:span></text:p>
      <text:p text:style-name="P4"/>
      <text:p text:style-name="Standard"><text:span text:style-name="Car._20_predefinito_20_paragrafo"><text:span text:style-name="T11">Post-condizioni</text:span></text:span><text:span text:style-name="Car._20_predefinito_20_paragrafo"><text:span text:style-name="T8">: Le prenotazioni devono essere salvate e devono essere modificate le disponibilità.</text:span></text:span></text:p>
      <text:p text:style-name="P4"/>
      <text:p text:style-name="Standard"><text:span text:style-name="Car._20_predefinito_20_paragrafo"><text:span text:style-name="T11">Basic Flow</text:span></text:span><text:span text:style-name="Car._20_predefinito_20_paragrafo"><text:span text:style-name="T8">:</text:span></text:span></text:p>
      <text:list text:style-name="WWNum13">
        <text:list-item text:start-value="1">
          <text:p text:style-name="P8">L’utente seleziona il servizio/postazione che vuole prenotare.</text:p>
        </text:list-item>
        <text:list-item>
          <text:p text:style-name="P8">L’utente specifica orario e data della prenotazione.</text:p>
        </text:list-item>
        <text:list-item>
          <text:p text:style-name="P8">Il sistema controlla la disponibilità di tale risorsa.</text:p>
        </text:list-item>
        <text:list-item>
          <text:p text:style-name="P8">Il sistema conferma la prenotazione.</text:p>
        </text:list-item>
      </text:list>
      <text:p text:style-name="P4"/>
      <text:p text:style-name="Standard"><text:span text:style-name="Car._20_predefinito_20_paragrafo"><text:span text:style-name="T11">Alternative flow</text:span></text:span><text:span text:style-name="Car._20_predefinito_20_paragrafo"><text:span text:style-name="T8">:</text:span></text:span></text:p>
      <text:list text:style-name="WWNum11">
        <text:list-item text:start-value="1">
          <text:p text:style-name="P9">La risorsa non è disponibile nella data/ora desiderata:</text:p>
          <text:list>
            <text:list-item>
              <text:p text:style-name="P9">Il sistema riferisce che la risorsa prenotata non è disponibile.</text:p>
            </text:list-item>
            <text:list-item>
              <text:p text:style-name="P9">L’utente ritenta la prenotazione. (Basic Flow)</text:p>
            </text:list-item>
          </text:list>
        </text:list-item>
        <text:list-item>
          <text:p text:style-name="P9">Dopo la prenotazione, un professore prenota l’intera aula, e se questa è per più della metà libera:</text:p>
          <text:list>
            <text:list-item>
              <text:p text:style-name="P9">Il sistema <text:span text:style-name="T16">rimuove le prenotazioni effettuate dagli studenti e prenota a nome del professore il laboratorio</text:span>.</text:p>
            </text:list-item>
          </text:list>
        </text:list-item>
        <text:list-item>
          <text:p text:style-name="P9">Il sistema riscontra un errore di connessione:</text:p>
          <text:list>
            <text:list-item>
              <text:p text:style-name="P9">Il sistema notifica l’utente dell’errore.</text:p>
            </text:list-item>
            <text:list-item>
              <text:p text:style-name="P9">L’utente deve riprovare ad effettuare la prenotazione.</text:p>
            </text:list-item>
          </text:list>
        </text:list-item>
        <text:list-item>
          <text:p text:style-name="P9">L’utente rimuove una prenotazione:</text:p>
          <text:list>
            <text:list-item>
              <text:p text:style-name="P9">Il sistema rimuove la prenotazione.</text:p>
            </text:list-item>
            <text:list-item>
              <text:p text:style-name="P9">Il sistema rende nuovamente disponibile la risorsa.</text:p>
            </text:list-item>
          </text:list>
        </text:list-item>
      </text:list>
      <text:p text:style-name="Standard"><text:span text:style-name="Car._20_predefinito_20_paragrafo"><text:span text:style-name="T11">Frequenza di utilizzo</text:span></text:span><text:span text:style-name="Car._20_predefinito_20_paragrafo"><text:span text:style-name="T8">: Potrebbe essere continua.</text:span></text:span></text:p>
      <text:p text:style-name="P4"/>
      <text:p text:style-name="P26"><text:span text:style-name="Car._20_predefinito_20_paragrafo"><text:span text:style-name="T14">Caso d’uso R2: Affitto Risorse</text:span></text:span></text:p>
      <text:p text:style-name="P4"/>
      <text:p text:style-name="P4">Sistema: UniBook</text:p>
      <text:p text:style-name="P4">Livello: Obiettivo Utente.</text:p>
      <text:p text:style-name="P4">Attore Primario: Utente (Professori, Studenti, Ricercatori).</text:p>
      <text:p text:style-name="Standard"><text:span text:style-name="Car._20_predefinito_20_paragrafo"><text:span text:style-name="T12">Stakeholders e interessati</text:span></text:span><text:span text:style-name="Car._20_predefinito_20_paragrafo"><text:span text:style-name="T8">:</text:span></text:span></text:p>
      <text:list xml:id="list798363325" text:style-name="WWNum12">
        <text:list-item>
          <text:p text:style-name="P10">Utente (generale): Richiede la possibilità di affittare risorse messe a disposizione dall’Università di Pavia da un’unica piattaforma.</text:p>
        </text:list-item>
        <text:list-item>
          <text:p text:style-name="P23"><text:span text:style-name="T8">Professori e Ricercatori: Richiede la possibilità di affittare risorse, gratuitamente o con una tariffa agevolata a seconda della </text:span><text:span text:style-name="T10">scelta dell’università</text:span><text:span text:style-name="T8">.</text:span></text:p>
        </text:list-item>
        <text:list-item>
          <text:p text:style-name="P10">Servizio di autorizzazione del pagamento: Vuole che la richiesta del pagamento venga effettuata nel modo corretto.</text:p>
        </text:list-item>
      </text:list>
      <text:p text:style-name="P4"/>
      <text:p text:style-name="Standard"><text:span text:style-name="Car._20_predefinito_20_paragrafo"><text:span text:style-name="T11">Pre-condizioni</text:span></text:span><text:span text:style-name="Car._20_predefinito_20_paragrafo"><text:span text:style-name="T8">: Gli utenti devono essere identificati e autenticati.</text:span></text:span></text:p>
      <text:p text:style-name="P4"/>
      <text:p text:style-name="Standard"><text:span text:style-name="Car._20_predefinito_20_paragrafo"><text:span text:style-name="T11">Post-condizioni</text:span></text:span><text:span text:style-name="Car._20_predefinito_20_paragrafo"><text:span text:style-name="T8">: Il pagamento viene registrato e reso visibile nello storico dei pagamenti dell’utente </text:span></text:span><text:span text:style-name="Car._20_predefinito_20_paragrafo"><text:span text:style-name="T10">con prezzi inclusi di IVA</text:span></text:span><text:span text:style-name="Car._20_predefinito_20_paragrafo"><text:span text:style-name="T8">, devono essere modificate le disponibilità delle risorse, per il periodo richiesto.</text:span></text:span></text:p>
      <text:p text:style-name="P4"/>
      <text:p text:style-name="Standard"><text:span text:style-name="Car._20_predefinito_20_paragrafo"><text:span text:style-name="T11">Basic Flow</text:span></text:span><text:span text:style-name="Car._20_predefinito_20_paragrafo"><text:span text:style-name="T8">:</text:span></text:span></text:p>
      <text:list text:style-name="WWNum14">
        <text:list-item text:start-value="1">
          <text:p text:style-name="P11">L’utente seleziona la risorsa che vuole affittare.</text:p>
        </text:list-item>
        <text:list-item>
          <text:p text:style-name="P11">L’utente specifica l’inizio e la durata di tale periodo.</text:p>
        </text:list-item>
        <text:list-item>
          <text:p text:style-name="P11">Il sistema controlla la disponibilità di tale risorsa.</text:p>
        </text:list-item>
        <text:list-item>
          <text:p text:style-name="P11">Il sistema calcola il prezzo di questa risorsa, e lo mostra all’utente.</text:p>
        </text:list-item>
        <text:list-item>
          <text:p text:style-name="P11">L’utente procede al pagamento e il sistema lo gestisce.</text:p>
        </text:list-item>
        <text:list-item>
          <text:p text:style-name="P11">Il sistema conferma il pagamento.</text:p>
        </text:list-item>
        <text:list-item>
          <text:p text:style-name="P11">Il sistema aggiunge allo storico l’acquisto appena effettuato.</text:p>
        </text:list-item>
        <text:list-item>
          <text:p text:style-name="P11">L’utente sceglie se rinnovare l’acquisto della risorsa</text:p>
          <text:list>
            <text:list-item>
              <text:p text:style-name="P11">Se viene effettuato il rinnovo, si ripete dal punto 2.</text:p>
            </text:list-item>
          </text:list>
        </text:list-item>
      </text:list>
      <text:p text:style-name="P6"/>
      <text:p text:style-name="Standard"><text:span text:style-name="Car._20_predefinito_20_paragrafo"><text:span text:style-name="T11">Alternative Flow</text:span></text:span><text:span text:style-name="Car._20_predefinito_20_paragrafo"><text:span text:style-name="T8">:</text:span></text:span></text:p>
      <text:list text:style-name="WWNum10">
        <text:list-item text:start-value="1">
          <text:p text:style-name="P12">La risorsa non è disponibile nel periodo desiderato:</text:p>
          <text:list>
            <text:list-item>
              <text:p text:style-name="P12">Il sistema riferisce che la risorsa non è disponibile.</text:p>
            </text:list-item>
            <text:list-item>
              <text:p text:style-name="P12">L’utente ritenta l’acquisto. (Basic Flow)</text:p>
            </text:list-item>
          </text:list>
        </text:list-item>
        <text:list-item>
          <text:p text:style-name="P12">Il sistema riscontra un errore di connessione:</text:p>
          <text:list>
            <text:list-item>
              <text:p text:style-name="P12">Il sistema notifica l’utente dell’errore.</text:p>
            </text:list-item>
            <text:list-item>
              <text:p text:style-name="P12">L’utente deve riprovare ad effettuare l’acquisto.</text:p>
            </text:list-item>
          </text:list>
        </text:list-item>
        <text:list-item>
          <text:p text:style-name="P12">Il pagamento non va a buon fine:</text:p>
          <text:list>
            <text:list-item>
              <text:p text:style-name="P12">Il sistema notifica l’utente che il pagamento non è andato a buon fine.</text:p>
            </text:list-item>
            <text:list-item>
              <text:p text:style-name="P12">L’utente ritenta il pagamento.</text:p>
            </text:list-item>
          </text:list>
        </text:list-item>
      </text:list>
      <text:p text:style-name="Standard"><text:span text:style-name="Car._20_predefinito_20_paragrafo"><text:span text:style-name="T11">Frequenza di utilizzo</text:span></text:span><text:span text:style-name="Car._20_predefinito_20_paragrafo"><text:span text:style-name="T8">: Potrebbe essere continua.</text:span></text:span></text:p>
      <text:p text:style-name="P4"/>
      <text:p text:style-name="P4"/>
      <text:p text:style-name="P4"/>
      <text:p text:style-name="Standard"><text:soft-page-break/><text:span text:style-name="Car._20_predefinito_20_paragrafo"><text:span text:style-name="T14">Caso d’uso R3: Aggiunta disponibilità Risorse</text:span></text:span></text:p>
      <text:p text:style-name="P4"/>
      <text:p text:style-name="P4">Sistema: UniBook</text:p>
      <text:p text:style-name="P4">Livello: Obiettivo Utente.</text:p>
      <text:p text:style-name="P4">Attore Primario: Professori, Ricercatori</text:p>
      <text:p text:style-name="Standard"><text:span text:style-name="Car._20_predefinito_20_paragrafo"><text:span text:style-name="T12">Stakeholders e interessati</text:span></text:span><text:span text:style-name="Car._20_predefinito_20_paragrafo"><text:span text:style-name="T8">:</text:span></text:span></text:p>
      <text:list xml:id="list154513963104939" text:continue-list="list798363325" text:style-name="WWNum12">
        <text:list-item>
          <text:p text:style-name="P10">Professori e Ricercatori: Richiedono la possibilità di aggiungere una risorsa prenotabile/affittabile, specificando coloro che possono usufruirne.</text:p>
        </text:list-item>
        <text:list-item>
          <text:p text:style-name="P10">Studenti: Richiedono la possibilità di visualizzare la risorsa aggiunta.</text:p>
        </text:list-item>
      </text:list>
      <text:p text:style-name="P4"/>
      <text:p text:style-name="Standard"><text:span text:style-name="Car._20_predefinito_20_paragrafo"><text:span text:style-name="T11">Pre-condizioni</text:span></text:span><text:span text:style-name="Car._20_predefinito_20_paragrafo"><text:span text:style-name="T8">: I professori e ricercatori devono essere identificati e autenticati.</text:span></text:span></text:p>
      <text:p text:style-name="P4"/>
      <text:p text:style-name="Standard"><text:span text:style-name="Car._20_predefinito_20_paragrafo"><text:span text:style-name="T11">Post-condizioni</text:span></text:span><text:span text:style-name="Car._20_predefinito_20_paragrafo"><text:span text:style-name="T8">: La risorsa aggiunta da un professore/ricercatore viene aggiunta al sistema.</text:span></text:span></text:p>
      <text:p text:style-name="P4"/>
      <text:p text:style-name="Standard"><text:span text:style-name="Car._20_predefinito_20_paragrafo"><text:span text:style-name="T11">Basic Flow</text:span></text:span><text:span text:style-name="Car._20_predefinito_20_paragrafo"><text:span text:style-name="T8">:</text:span></text:span></text:p>
      <text:list text:style-name="WWNum6">
        <text:list-item text:start-value="1">
          <text:p text:style-name="P13">Il professore/ricercatore seleziona “aggiungi risorsa”.</text:p>
        </text:list-item>
        <text:list-item>
          <text:p text:style-name="P13">Il professore/ricercatore specifica i dettagli della risorsa.</text:p>
        </text:list-item>
        <text:list-item>
          <text:p text:style-name="P13">Il sistema aggiunge la risorsa tra le risorse disponibili.</text:p>
        </text:list-item>
        <text:list-item>
          <text:p text:style-name="P13">Il sistema rende visibile la risorsa agli utenti interessati.</text:p>
        </text:list-item>
      </text:list>
      <text:p text:style-name="P6"/>
      <text:p text:style-name="Standard"><text:span text:style-name="Car._20_predefinito_20_paragrafo"><text:span text:style-name="T11">Alternative Flow</text:span></text:span><text:span text:style-name="Car._20_predefinito_20_paragrafo"><text:span text:style-name="T8">:</text:span></text:span></text:p>
      <text:list text:style-name="WWNum9">
        <text:list-item text:start-value="1">
          <text:p text:style-name="P14">Il sistema riscontra un errore di connessione:</text:p>
          <text:list>
            <text:list-item>
              <text:p text:style-name="P14">Il sistema notifica il professore/ricercatore dell’errore.</text:p>
            </text:list-item>
            <text:list-item>
              <text:p text:style-name="P14">Il professore/ricercatore deve riprovare ad effettuare l’operazione.</text:p>
            </text:list-item>
          </text:list>
        </text:list-item>
        <text:list-item>
          <text:p text:style-name="P14">Il professore/ricercatore cerca di inserire una risorsa che ha già inserito:</text:p>
        </text:list-item>
      </text:list>
      <text:list text:style-name="WWNum7">
        <text:list-item text:start-value="1">
          <text:p text:style-name="P15">Il sistema notifica il professore/ricercatore dell’inserimento di una risorsa duplicata.</text:p>
        </text:list-item>
      </text:list>
      <text:p text:style-name="P4"/>
      <text:p text:style-name="Standard"><text:span text:style-name="Car._20_predefinito_20_paragrafo"><text:span text:style-name="T14">Caso d’uso U1: Chat</text:span></text:span></text:p>
      <text:p text:style-name="P4"/>
      <text:p text:style-name="P4">Sistema: UniBook</text:p>
      <text:p text:style-name="P4">Livello: Obiettivo Utente.</text:p>
      <text:p text:style-name="P4">Attore Primario: Utente (Professori, Studenti, Ricercatori).</text:p>
      <text:p text:style-name="Standard"><text:span text:style-name="Car._20_predefinito_20_paragrafo"><text:span text:style-name="T12">Stakeholders e interessati</text:span></text:span><text:span text:style-name="Car._20_predefinito_20_paragrafo"><text:span text:style-name="T8">:</text:span></text:span></text:p>
      <text:list xml:id="list154514445842078" text:continue-list="list154513963104939" text:style-name="WWNum12">
        <text:list-item>
          <text:p text:style-name="P10">Utente (generale): Richiede la possibilità di comunicare con gli altri utenti attraverso un servizio di messaggistica interno all’applicazione.</text:p>
        </text:list-item>
      </text:list>
      <text:p text:style-name="P6"/>
      <text:p text:style-name="Standard"><text:span text:style-name="Car._20_predefinito_20_paragrafo"><text:span text:style-name="T11">Pre-condizioni</text:span></text:span><text:span text:style-name="Car._20_predefinito_20_paragrafo"><text:span text:style-name="T8">: Gli utenti devono essere identificati e autenticati.</text:span></text:span></text:p>
      <text:p text:style-name="P4"/>
      <text:p text:style-name="Standard"><text:span text:style-name="Car._20_predefinito_20_paragrafo"><text:span text:style-name="T11">Post-condizioni</text:span></text:span><text:span text:style-name="Car._20_predefinito_20_paragrafo"><text:span text:style-name="T8">: Una volta inviato il messaggio il destinatario riceverà una notifica che lo avvisa della ricezione.</text:span></text:span></text:p>
      <text:p text:style-name="P4"/>
      <text:p text:style-name="Standard"><text:span text:style-name="Car._20_predefinito_20_paragrafo"><text:span text:style-name="T11">Basic Flow</text:span></text:span><text:span text:style-name="Car._20_predefinito_20_paragrafo"><text:span text:style-name="T8">:</text:span></text:span></text:p>
      <text:list text:style-name="WWNum2">
        <text:list-item text:start-value="1">
          <text:p text:style-name="P16">L’utente seleziona l’icona della chat.</text:p>
        </text:list-item>
        <text:list-item>
          <text:p text:style-name="P16"><text:soft-page-break/>L’utente specifica il destinatario del messaggio.</text:p>
        </text:list-item>
        <text:list-item>
          <text:p text:style-name="P16">L’utente scrive e invia il messaggio</text:p>
        </text:list-item>
        <text:list-item>
          <text:p text:style-name="P16">Il sistema crea una conversazione che rimane visibile da entrambi gli utenti coinvolti.</text:p>
        </text:list-item>
        <text:list-item>
          <text:p text:style-name="P16">Al destinatario viene notificato l’arrivo del messaggio,</text:p>
        </text:list-item>
        <text:list-item>
          <text:p text:style-name="P16">Il destinatario per rispondere accede alla conversazione e risponde</text:p>
        </text:list-item>
        <text:list-item>
          <text:p text:style-name="P16">Si ripetono i punti 2 - 6.</text:p>
        </text:list-item>
      </text:list>
      <text:p text:style-name="P6"/>
      <text:p text:style-name="Standard"><text:span text:style-name="Car._20_predefinito_20_paragrafo"><text:span text:style-name="T11">Alternative Flow</text:span></text:span><text:span text:style-name="Car._20_predefinito_20_paragrafo"><text:span text:style-name="T8">:</text:span></text:span></text:p>
      <text:list text:style-name="WWNum3">
        <text:list-item text:start-value="1">
          <text:p text:style-name="P17">Il sistema riscontra un errore di connessione</text:p>
          <text:list>
            <text:list-item>
              <text:p text:style-name="P17">Il sistema notifica l’utente dell’errore</text:p>
            </text:list-item>
            <text:list-item>
              <text:p text:style-name="P17">L’utente può effettuare nuovamente l’operazione.</text:p>
            </text:list-item>
          </text:list>
        </text:list-item>
        <text:list-item>
          <text:p text:style-name="P17">Il sistema non trova l’utente indicato come destinatario del messaggio</text:p>
          <text:list>
            <text:list-item>
              <text:p text:style-name="P17">Il sistema notifica l’utente dell’errore e chiede di reinserire il destinatario</text:p>
            </text:list-item>
          </text:list>
        </text:list-item>
      </text:list>
      <text:p text:style-name="Standard"><text:span text:style-name="Car._20_predefinito_20_paragrafo"><text:span text:style-name="T14"/></text:span></text:p>
      <text:p text:style-name="Standard"><text:span text:style-name="Car._20_predefinito_20_paragrafo"><text:span text:style-name="T14">Caso d’uso C1: Condivisione file</text:span></text:span></text:p>
      <text:p text:style-name="P4"/>
      <text:p text:style-name="P4">Sistema: UniBook</text:p>
      <text:p text:style-name="P4">Livello: Obiettivo Utente.</text:p>
      <text:p text:style-name="P4">Attore Primario: Utente (Professori, Studenti, Ricercatori).</text:p>
      <text:p text:style-name="Standard"><text:span text:style-name="Car._20_predefinito_20_paragrafo"><text:span text:style-name="T12">Stakeholders e interessati</text:span></text:span><text:span text:style-name="Car._20_predefinito_20_paragrafo"><text:span text:style-name="T8">:</text:span></text:span></text:p>
      <text:list text:continue-list="list154514445842078" text:style-name="WWNum12">
        <text:list-item>
          <text:p text:style-name="P10">Utente (generale): Richiede la possibilità di condividere file permettendo il download solo ad alcuni utenti.</text:p>
        </text:list-item>
      </text:list>
      <text:p text:style-name="P4"/>
      <text:p text:style-name="Standard"><text:span text:style-name="Car._20_predefinito_20_paragrafo"><text:span text:style-name="T11">Pre-condizioni</text:span></text:span><text:span text:style-name="Car._20_predefinito_20_paragrafo"><text:span text:style-name="T8">: Gli utenti devono essere identificati e autenticati.</text:span></text:span></text:p>
      <text:p text:style-name="P4"/>
      <text:p text:style-name="Standard"><text:span text:style-name="Car._20_predefinito_20_paragrafo"><text:span text:style-name="T11">Post-condizioni</text:span></text:span><text:span text:style-name="Car._20_predefinito_20_paragrafo"><text:span text:style-name="T8">: Il file verrà caricato nel portale/scaricato e salvato in locale.</text:span></text:span></text:p>
      <text:p text:style-name="P4"/>
      <text:p text:style-name="Standard"><text:span text:style-name="Car._20_predefinito_20_paragrafo"><text:span text:style-name="T11">Basic Flow caricamento</text:span></text:span><text:span text:style-name="Car._20_predefinito_20_paragrafo"><text:span text:style-name="T8">:</text:span></text:span></text:p>
      <text:list text:style-name="WWNum4">
        <text:list-item text:start-value="1">
          <text:p text:style-name="P18">L’utente seleziona l’icona aggiungi file</text:p>
        </text:list-item>
        <text:list-item>
          <text:p text:style-name="P18">Il sistema apre una finestra che permette il caricamento del file</text:p>
        </text:list-item>
        <text:list-item>
          <text:p text:style-name="P18">L’utente seleziona il file da caricare</text:p>
        </text:list-item>
        <text:list-item>
          <text:p text:style-name="P18">L’utente specifica chi può scaricare il file</text:p>
        </text:list-item>
        <text:list-item>
          <text:p text:style-name="P18">Il file viene caricato nel sistema</text:p>
        </text:list-item>
      </text:list>
      <text:p text:style-name="P4"/>
      <text:p text:style-name="Standard"><text:span text:style-name="Car._20_predefinito_20_paragrafo"><text:span text:style-name="T11">Basic Flow download</text:span></text:span><text:span text:style-name="Car._20_predefinito_20_paragrafo"><text:span text:style-name="T8">:</text:span></text:span></text:p>
      <text:list text:style-name="WWNum1">
        <text:list-item text:start-value="1">
          <text:p text:style-name="P19">L’utente seleziona il file da scaricare.</text:p>
        </text:list-item>
        <text:list-item>
          <text:p text:style-name="P19">Il sistema controlla se l’utente ha i permessi per scaricare il file.</text:p>
        </text:list-item>
        <text:list-item>
          <text:p text:style-name="P19">Il sistema inizia il download del file.</text:p>
        </text:list-item>
      </text:list>
      <text:p text:style-name="P6"/>
      <text:p text:style-name="Standard"><text:span text:style-name="Car._20_predefinito_20_paragrafo"><text:span text:style-name="T11">Alternative Flow</text:span></text:span></text:p>
      <text:list text:style-name="WWNum5">
        <text:list-item text:start-value="1">
          <text:p text:style-name="P20">Il sistema riscontra un errore di connessione.</text:p>
          <text:list>
            <text:list-item>
              <text:p text:style-name="P20">Il sistema notifica l’utente dell’errore.</text:p>
            </text:list-item>
            <text:list-item>
              <text:p text:style-name="P20">L’utente può effettuare nuovamente l’operazione.</text:p>
            </text:list-item>
          </text:list>
        </text:list-item>
        <text:list-item>
          <text:p text:style-name="P20"><text:soft-page-break/>Il sistema non trova il file indicato dall’utente.</text:p>
          <text:list>
            <text:list-item>
              <text:p text:style-name="P20">Il sistema notifica l’utente dell’errore.</text:p>
            </text:list-item>
            <text:list-item>
              <text:p text:style-name="P20">L’utente può effettuare nuovamente l’operazione.</text:p>
            </text:list-item>
          </text:list>
        </text:list-item>
        <text:list-item>
          <text:p text:style-name="P20">//Il file è troppo pesante.</text:p>
        </text:list-item>
        <text:list-item>
          <text:p text:style-name="P20">L’utente non ha i permessi per scaricare il file.</text:p>
          <text:list>
            <text:list-item>
              <text:p text:style-name="P20">Viene notificato che l’utente non ha i permessi.</text:p>
            </text:list-item>
          </text:list>
        </text:list-item>
      </text:list>
      <text:p text:style-name="P4"/>
      <text:p text:style-name="P2"/>
      <text:p text:style-name="P3">Altri casi d’uso</text:p>
      <text:list text:style-name="L1">
        <text:list-item>
          <text:p text:style-name="P24"><text:span text:style-name="Car._20_predefinito_20_paragrafo"><text:span text:style-name="T15">Registrazione e autenticazione: </text:span></text:span><text:span text:style-name="Car._20_predefinito_20_paragrafo"><text:span text:style-name="T8">L’utente al primo accesso alla piattaforma dovrà registrarsi inserendo matricola, password, e-mail e corso di studio.</text:span></text:span><text:span text:style-name="Car._20_predefinito_20_paragrafo"><text:span text:style-name="T15"> </text:span></text:span><text:span text:style-name="Car._20_predefinito_20_paragrafo"><text:span text:style-name="T8">Ai futuri accessi sarà necessario autenticarsi inserendo matricola e password.</text:span></text:span></text:p>
        </text:list-item>
        <text:list-item>
          <text:p text:style-name="P24"><text:span text:style-name="Car._20_predefinito_20_paragrafo"><text:span text:style-name="T15">Gestione risorse: </text:span></text:span><text:span text:style-name="Car._20_predefinito_20_paragrafo"><text:span text:style-name="T8">Gli utenti che hanno effettuato una prenotazione o un affitto potranno </text:span></text:span><text:span text:style-name="Car._20_predefinito_20_paragrafo"><text:span text:style-name="T9">cancellare o modificare gli attributi dell’operazione </text:span></text:span><text:span text:style-name="Car._20_predefinito_20_paragrafo"><text:span text:style-name="T8">(data e ora per la prenotazione, </text:span></text:span><text:span text:style-name="Car._20_predefinito_20_paragrafo"><text:span text:style-name="T9">data di fine</text:span></text:span><text:span text:style-name="Car._20_predefinito_20_paragrafo"><text:span text:style-name="T8"> affitto)</text:span></text:span></text:p>
        </text:list-item>
        <text:list-item>
          <text:p text:style-name="P24"><text:span text:style-name="Car._20_predefinito_20_paragrafo"><text:span text:style-name="T15">Notifiche: </text:span></text:span><text:span text:style-name="Car._20_predefinito_20_paragrafo"><text:span text:style-name="T8">Come detto in precedenza, gli utenti verranno notificati all’avvicinarsi delle prenotazioni, al termine degli affitti, al ricevimento di un messaggio o in caso di problemi con la propria prenotazione tramite un sistema di notifiche. </text:span></text:span></text:p>
        </text:list-item>
        <text:list-item>
          <text:p text:style-name="P24"><text:span text:style-name="Car._20_predefinito_20_paragrafo"><text:span text:style-name="T15">Storico</text:span></text:span><text:span text:style-name="Car._20_predefinito_20_paragrafo"><text:span text:style-name="T8">: L’utente potrà visualizzare e salvare lo storico dei pagamenti e delle prenotazioni effettuat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35mm" svg:stroke-color="#172c51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0%" fo:text-align="start"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7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Normale" style:next-style-name="Standard" style:default-outline-level="1">
      <style:paragraph-properties fo:margin-top="7.06mm" fo:margin-bottom="2.12m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Normale" style:next-style-name="Standard" style:default-outline-level="2">
      <style:paragraph-properties fo:margin-top="6.35mm" fo:margin-bottom="2.12m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Normale" style:next-style-name="Standard" style:default-outline-level="3">
      <style:paragraph-properties fo:margin-top="5.64mm" fo:margin-bottom="1.41m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olo_20_4" style:display-name="Titolo 4" style:family="paragraph" style:parent-style-name="Normale" style:next-style-name="Standard" style:default-outline-level="4">
      <style:paragraph-properties fo:margin-top="4.94mm" fo:margin-bottom="1.41m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5" style:display-name="Titolo 5" style:family="paragraph" style:parent-style-name="Normale" style:next-style-name="Standard" style:default-outline-level="5">
      <style:paragraph-properties fo:margin-top="4.23mm" fo:margin-bottom="1.41m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itolo_20_6" style:display-name="Titolo 6" style:family="paragraph" style:parent-style-name="Normale" style:next-style-name="Standard" style:default-outline-level="6">
      <style:paragraph-properties fo:margin-top="4.23mm" fo:margin-bottom="1.41m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2.12mm" fo:margin-bottom="2.12m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Normale" style:next-style-name="Standard">
      <style:paragraph-properties fo:margin-top="0mm" fo:margin-bottom="1.06m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Normale" style:next-style-name="Standard">
      <style:paragraph-properties fo:margin-top="0mm" fo:margin-bottom="5.64m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fo:font-size="10pt" style:text-underline-style="none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style:font-size-asian="10pt"/>
    </style:style>
    <style:style style:name="ListLabel_20_20" style:display-name="ListLabel 20" style:family="text">
      <style:text-properties fo:font-size="10pt" style:text-underline-style="none" style:font-size-asian="10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 style:font-size-asian="10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 style:font-size-asian="10pt"/>
    </style:style>
    <style:style style:name="ListLabel_20_38" style:display-name="ListLabel 38" style:family="text">
      <style:text-properties fo:font-size="10pt" style:text-underline-style="none" style:font-size-asian="10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 style:font-size-asian="10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 style:font-size-asian="10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 style:font-size-asian="10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 style:font-size-asian="10pt"/>
    </style:style>
    <style:style style:name="ListLabel_20_74" style:display-name="ListLabel 74" style:family="text">
      <style:text-properties fo:font-size="10pt" style:text-underline-style="none" style:font-size-asian="10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 style:font-size-asian="10pt"/>
    </style:style>
    <style:style style:name="ListLabel_20_83" style:display-name="ListLabel 83" style:family="text">
      <style:text-properties fo:font-size="10pt" style:text-underline-style="none" style:font-size-asian="10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 style:font-size-asian="10pt"/>
    </style:style>
    <style:style style:name="ListLabel_20_92" style:display-name="ListLabel 92" style:family="text">
      <style:text-properties fo:font-size="10pt" style:text-underline-style="none" style:font-size-asian="10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 style:font-size-asian="10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 style:font-size-asian="10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 style:font-size-asian="10pt"/>
    </style:style>
    <style:style style:name="ListLabel_20_119" style:display-name="ListLabel 119" style:family="text">
      <style:text-properties fo:font-size="10pt" style:text-underline-style="none" style:font-size-asian="10pt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WW_5f_CharLFO1LVL1" style:display-name="WW_CharLFO1LVL1" style:family="text">
      <style:text-properties fo:font-size="10pt" style:text-underline-style="none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fo:font-size="10pt" style:text-underline-style="none" style:font-size-asian="10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fo:font-size="10pt" style:text-underline-style="none" style:font-size-asian="10pt"/>
    </style:style>
    <style:style style:name="WW_5f_CharLFO3LVL2" style:display-name="WW_CharLFO3LVL2" style:family="text">
      <style:text-properties fo:font-size="10pt" style:text-underline-style="none" style:font-size-asian="10pt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fo:font-size="10pt" style:text-underline-style="none" style:font-size-asian="10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fo:font-size="10pt" style:text-underline-style="none" style:font-size-asian="10pt"/>
    </style:style>
    <style:style style:name="WW_5f_CharLFO5LVL2" style:display-name="WW_CharLFO5LVL2" style:family="text">
      <style:text-properties fo:font-size="10pt" style:text-underline-style="none" style:font-size-asian="10pt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fo:font-size="10pt" style:text-underline-style="none" style:font-size-asian="10pt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fo:font-size="10pt" style:text-underline-style="none" style:font-size-asian="10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fo:font-size="10pt" style:text-underline-style="none" style:font-size-asian="10pt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fo:font-size="10pt" style:text-underline-style="none" style:font-size-asian="10pt"/>
    </style:style>
    <style:style style:name="WW_5f_CharLFO9LVL2" style:display-name="WW_CharLFO9LVL2" style:family="text">
      <style:text-properties fo:font-size="10pt" style:text-underline-style="none" style:font-size-asian="10pt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fo:font-size="10pt" style:text-underline-style="none" style:font-size-asian="10pt"/>
    </style:style>
    <style:style style:name="WW_5f_CharLFO10LVL2" style:display-name="WW_CharLFO10LVL2" style:family="text">
      <style:text-properties fo:font-size="10pt" style:text-underline-style="none" style:font-size-asian="10pt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fo:font-size="10pt" style:text-underline-style="none" style:font-size-asian="10pt"/>
    </style:style>
    <style:style style:name="WW_5f_CharLFO11LVL2" style:display-name="WW_CharLFO11LVL2" style:family="text">
      <style:text-properties fo:font-size="10pt" style:text-underline-style="none" style:font-size-asian="10pt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fo:font-size="10pt" style:text-underline-style="none" style:font-size-asian="10pt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fo:font-size="10pt" style:text-underline-style="none" style:font-size-asian="10pt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fo:font-size="10pt" style:text-underline-style="none" style:font-size-asian="10pt"/>
    </style:style>
    <style:style style:name="WW_5f_CharLFO14LVL2" style:display-name="WW_CharLFO14LVL2" style:family="text">
      <style:text-properties fo:font-size="10pt" style:text-underline-style="none" style:font-size-asian="10pt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29LVL1" style:display-name="WW_CharLFO29LVL1" style:family="text">
      <style:text-properties fo:color="#4472c4" loext:opacity="100%"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2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2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2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2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2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2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4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4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4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4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4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4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4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4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5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5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5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5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5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5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WW_5f_CharLFO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7LVL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7LVL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7LVL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7LVL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7LVL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7LVL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7LVL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7LVL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9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9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9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9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9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9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9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9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10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10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10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10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10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10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10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10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WW_5f_CharLFO11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1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1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11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1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1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11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1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1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WW_5f_CharLFO12LVL1" loext:num-list-format="%1%" text:bullet-char="●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WW_5f_CharLFO12LVL2" loext:num-list-format="%2%" text:bullet-char="○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WW_5f_CharLFO12LVL3" loext:num-list-format="%3%" text:bullet-char="■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WW_5f_CharLFO12LVL4" loext:num-list-format="%4%" text:bullet-char="●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WW_5f_CharLFO12LVL5" loext:num-list-format="%5%" text:bullet-char="○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WW_5f_CharLFO12LVL6" loext:num-list-format="%6%" text:bullet-char="■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WW_5f_CharLFO12LVL7" loext:num-list-format="%7%" text:bullet-char="●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WW_5f_CharLFO12LVL8" loext:num-list-format="%8%" text:bullet-char="○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WW_5f_CharLFO12LVL9" loext:num-list-format="%9%" text:bullet-char="■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WW_5f_CharLFO13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1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1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13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1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1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13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1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1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WW_5f_CharLFO14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14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14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14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14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14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14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14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14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 fo:text-indent="-19.98mm" style:auto-text-indent="fals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2.7mm" fo:margin-bottom="12.7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12.7mm" fo:margin-left="0mm" fo:margin-right="0mm" fo:margin-bottom="0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1.png" text:anchor-type="as-char" svg:y="0mm" svg:width="17.32mm" style:rel-width="scale" svg:height="17.32mm" style:rel-height="scale" draw:z-index="5"><draw:image xlink:href="Pictures/10000001000001F4000001F4CDE12BA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creation-date>2023-12-21T10:25:00Z</meta:creation-date>
    <dc:date>2024-02-26T15:45:12.563910144</dc:date>
    <meta:editing-cycles>9</meta:editing-cycles>
    <meta:editing-duration>PT34M43S</meta:editing-duration>
    <meta:document-statistic meta:table-count="0" meta:image-count="1" meta:object-count="0" meta:page-count="6" meta:paragraph-count="134" meta:word-count="1136" meta:character-count="7859" meta:non-whitespace-character-count="6939"/>
    <meta:template xlink:type="simple" xlink:actuate="onRequest" xlink:title="" xlink:href="Normal"/>
  </office:meta>
</office:document-meta>
</file>